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46in" fo:margin-left="0.8889in" table:align="left" fo:keep-with-next="always"/>
    </style:style>
    <style:style style:name="Table1.A" style:family="table-column">
      <style:table-column-properties style:column-width="4.5646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e62" officeooo:paragraph-rsid="00133e62"/>
    </style:style>
    <style:style style:name="P2" style:family="paragraph" style:parent-style-name="Standard">
      <style:paragraph-properties fo:text-align="center" style:justify-single-word="false"/>
      <style:text-properties officeooo:rsid="00133e62" officeooo:paragraph-rsid="00133e6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7635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33e62" officeooo:paragraph-rsid="0018d17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3e62" officeooo:paragraph-rsid="001bd24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7fdc" officeooo:paragraph-rsid="001d7fd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8ea7" officeooo:paragraph-rsid="001e8ea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0a52b" officeooo:paragraph-rsid="0020a52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200b5" officeooo:paragraph-rsid="00220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eb406" officeooo:paragraph-rsid="002eb406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officeooo:rsid="0036c69f" officeooo:paragraph-rsid="0036c69f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36c69f" officeooo:paragraph-rsid="0036c69f" style:font-style-asian="normal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officeooo:rsid="003b5b64" officeooo:paragraph-rsid="003b5b64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3cdb33" officeooo:paragraph-rsid="003cdb33" style:font-style-asian="normal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officeooo:rsid="003fcbd1" officeooo:paragraph-rsid="003fcbd1" style:font-style-asian="normal" style:font-style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officeooo:rsid="003fcbd1" officeooo:paragraph-rsid="004191f5" style:font-style-asian="normal" style:font-style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officeooo:rsid="003fcbd1" officeooo:paragraph-rsid="0041dcbb" style:font-style-asian="normal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normal" officeooo:rsid="003fcbd1" officeooo:paragraph-rsid="00445838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italic" officeooo:rsid="0036c69f" officeooo:paragraph-rsid="0036c69f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officeooo:rsid="0036c69f" officeooo:paragraph-rsid="003795c9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fo:font-weight="bold" officeooo:rsid="00133e62" officeooo:paragraph-rsid="00133e62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tyle="normal" officeooo:rsid="0038eaaa" officeooo:paragraph-rsid="0038eaaa" style:font-style-asian="normal" style:font-style-complex="normal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"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30bd5f"/>
    </style:style>
    <style:style style:name="T4" style:family="text">
      <style:text-properties style:text-position="0% 100%" fo:font-style="italic"/>
    </style:style>
    <style:style style:name="T5" style:family="text">
      <style:text-properties style:text-position="0% 100%" fo:font-style="italic" officeooo:rsid="0030bd5f" style:font-style-asian="italic" style:font-style-complex="italic"/>
    </style:style>
    <style:style style:name="T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position="0% 100%" officeooo:rsid="003795c9"/>
    </style:style>
    <style:style style:name="T8" style:family="text">
      <style:text-properties style:text-position="0% 100%" fo:font-style="normal" officeooo:rsid="003881e9" style:font-style-asian="normal" style:font-style-complex="normal"/>
    </style:style>
    <style:style style:name="T9" style:family="text">
      <style:text-properties style:text-position="0% 100%" fo:font-size="14pt" fo:font-weight="bold" style:font-size-asian="12.25pt" style:font-weight-asian="bold" style:font-size-complex="14pt" style:font-weight-complex="bold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style:font-name="Liberation Serif1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Liberation Serif1" fo:font-style="italic" fo:font-weight="bold" officeooo:rsid="004191f5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Liberation Serif1" fo:font-style="italic" fo:font-weight="bold" officeooo:rsid="0041dcbb" style:font-style-asian="italic" style:font-weight-asian="bold" style:font-style-complex="italic" style:font-weight-complex="bold"/>
    </style:style>
    <style:style style:name="T14" style:family="text">
      <style:text-properties style:text-position="0% 100%" style:font-name="Liberation Serif1" fo:font-style="italic" fo:font-weight="bold" officeooo:rsid="0043b0b8" style:font-style-asian="italic" style:font-weight-asian="bold" style:font-style-complex="italic" style:font-weight-complex="bold"/>
    </style:style>
    <style:style style:name="T15" style:family="text">
      <style:text-properties style:text-position="0% 100%" style:font-name="Liberation Serif1" fo:font-style="italic" fo:font-weight="bold" officeooo:rsid="00445838" style:font-style-asian="italic" style:font-weight-asian="bold" style:font-style-complex="italic" style:font-weight-complex="bold"/>
    </style:style>
    <style:style style:name="T16" style:family="text">
      <style:text-properties style:text-position="0% 100%" style:font-name="Liberation Serif1" fo:font-style="italic" fo:font-weight="normal" officeooo:rsid="0043b0b8" style:font-style-asian="italic" style:font-weight-asian="normal" style:font-style-complex="italic" style:font-weight-complex="normal"/>
    </style:style>
    <style:style style:name="T17" style:family="text">
      <style:text-properties style:text-position="0% 100%" style:font-name="Liberation Serif1" fo:font-style="italic" fo:font-weight="normal" officeooo:rsid="00445838" style:font-style-asian="italic" style:font-weight-asian="normal" style:font-style-complex="italic" style:font-weight-complex="normal"/>
    </style:style>
    <style:style style:name="T18" style:family="text">
      <style:text-properties style:text-position="0% 100%" style:font-name="Liberation Serif1" fo:font-weight="normal" style:font-weight-asian="normal" style:font-weight-complex="normal"/>
    </style:style>
    <style:style style:name="T19" style:family="text">
      <style:text-properties style:text-position="0% 100%" style:font-name="Liberation Serif1" fo:font-weight="normal" officeooo:rsid="004191f5" style:font-weight-asian="normal" style:font-weight-complex="normal"/>
    </style:style>
    <style:style style:name="T20" style:family="text">
      <style:text-properties style:text-position="0% 100%" style:font-name="Liberation Serif1" fo:font-weight="normal" officeooo:rsid="0041dcbb" style:font-weight-asian="normal" style:font-weight-complex="normal"/>
    </style:style>
    <style:style style:name="T21" style:family="text">
      <style:text-properties style:text-position="0% 100%" style:font-name="Liberation Serif1" fo:font-weight="normal" officeooo:rsid="0043b0b8" style:font-weight-asian="normal" style:font-weight-complex="normal"/>
    </style:style>
    <style:style style:name="T22" style:family="text">
      <style:text-properties style:text-position="0% 100%" style:font-name="Liberation Serif1" fo:font-weight="normal" officeooo:rsid="00445838" style:font-weight-asian="normal" style:font-weight-complex="normal"/>
    </style:style>
    <style:style style:name="T23" style:family="text">
      <style:text-properties style:text-position="0% 100%" style:font-name="Liberation Serif1" fo:font-weight="normal" officeooo:rsid="00445e04" style:font-weight-asian="normal" style:font-weight-complex="normal"/>
    </style:style>
    <style:style style:name="T24" style:family="text">
      <style:text-properties style:text-position="0% 100%" style:font-name="Liberation Serif1" fo:font-weight="bold" officeooo:rsid="00445838" style:font-weight-asian="bold" style:font-weight-complex="bold"/>
    </style:style>
    <style:style style:name="T25" style:family="text">
      <style:text-properties style:text-position="0% 100%"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text-position="0% 100%" style:font-name="Liberation Serif" fo:font-style="italic" fo:font-weight="bold" officeooo:rsid="004191f5" style:font-style-asian="italic" style:font-weight-asian="bold" style:font-style-complex="italic" style:font-weight-complex="bold"/>
    </style:style>
    <style:style style:name="T27" style:family="text">
      <style:text-properties style:text-position="0% 100%" style:font-name="Liberation Serif" fo:font-weight="normal" style:font-weight-asian="normal" style:font-weight-complex="normal"/>
    </style:style>
    <style:style style:name="T28" style:family="text">
      <style:text-properties style:text-position="0% 100%" style:font-name="Liberation Serif" fo:font-weight="normal" officeooo:rsid="004191f5" style:font-weight-asian="normal" style:font-weight-complex="normal"/>
    </style:style>
    <style:style style:name="T29" style:family="text">
      <style:text-properties officeooo:rsid="002502c2"/>
    </style:style>
    <style:style style:name="T30" style:family="text">
      <style:text-properties officeooo:rsid="0030a7f7"/>
    </style:style>
    <style:style style:name="T31" style:family="text">
      <style:text-properties style:text-position="sub 58%" officeooo:rsid="0030bd5f"/>
    </style:style>
    <style:style style:name="T32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text-position="sub 58%" style:font-name="Liberation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3b5b64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916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: homework3.pdf<text:line-break/>Author: P.J. Leyden</text:p>
      <text:p text:style-name="P1">Date: October 21<text:span text:style-name="T1">st</text:span>, 2019<text:line-break/></text:p>
      <text:p text:style-name="P21">Homework 3</text:p>
      <text:p text:style-name="P2"/>
      <text:list xml:id="list2180054362" text:style-name="L1">
        <text:list-item>
          <text:p text:style-name="P4">{Bread, Milk, Coke}</text:p>
          <text:list>
            <text:list-item>
              <text:p text:style-name="P5">We exclude {} → {Bread, Milk, Coke} and {Bread, Milk, Coke} → {}</text:p>
              <text:list>
                <text:list-item>
                  <text:p text:style-name="P5">{Bread} → {Milk, Coke}</text:p>
                </text:list-item>
                <text:list-item>
                  <text:p text:style-name="P5">{Milk} → {Bread, Coke}</text:p>
                </text:list-item>
                <text:list-item>
                  <text:p text:style-name="P5">{Coke} → {Bread, Milk}</text:p>
                </text:list-item>
                <text:list-item>
                  <text:p text:style-name="P5">{Milk, Coke} → {Bread}</text:p>
                </text:list-item>
                <text:list-item>
                  <text:p text:style-name="P5">{Bread, Coke} → {Milk}</text:p>
                </text:list-item>
                <text:list-item>
                  <text:p text:style-name="P5">{Bread, Milk} → {Coke}<text:line-break/></text:p>
                </text:list-item>
              </text:list>
            </text:list-item>
            <text:list-item>
              <text:p text:style-name="P6">s = support and c = confidence</text:p>
              <text:list>
                <text:list-item>
                  <text:p text:style-name="P7">s = 0.4, <text:span text:style-name="T29">c = 0.5</text:span> </text:p>
                </text:list-item>
                <text:list-item>
                  <text:p text:style-name="P8">s = 0.4, <text:span text:style-name="T29">c = 0.5</text:span></text:p>
                </text:list-item>
                <text:list-item>
                  <text:p text:style-name="P9">s = 0.4, <text:span text:style-name="T29">c = 0.66</text:span></text:p>
                </text:list-item>
                <text:list-item>
                  <text:p text:style-name="P9">s = 0.4, <text:span text:style-name="T29">c = 0.66</text:span></text:p>
                </text:list-item>
                <text:list-item>
                  <text:p text:style-name="P9">s = 0.4, <text:span text:style-name="T29">c = 1</text:span></text:p>
                </text:list-item>
                <text:list-item>
                  <text:p text:style-name="P9">s = 0.4, <text:span text:style-name="T29">c = 0.66<text:line-break/></text:span></text:p>
                </text:list-item>
              </text:list>
            </text:list-item>
          </text:list>
        </text:list-item>
        <text:list-item>
          <text:p text:style-name="P10">Anti-monotonicity describes the property that, if an itemset X violates some constraint C so do all of X’s <text:span text:style-name="T39">super-sets.</text:span> In terms of confidence, all rules that are derived from the same itemset have the monotonic property. <text:line-break/><text:span text:style-name="T30">This property can be used in the apriori algorithm by pruning the lattice. If we create a lattice of rules L, with levels starting at the top with L</text:span><text:span text:style-name="T31">0</text:span><text:span text:style-name="T3">, and increasing, we can start checking the confidence of each rule in each level. We can prune however, by not checking subsets of rules who confidence falls below some </text:span><text:span text:style-name="T5">minimum confidence threshold.<text:line-break/></text:span></text:p>
        </text:list-item>
        <text:list-item>
          <text:p text:style-name="P19"><text:span text:style-name="T2">Discovery of Multiple-Level Association Rules from Large Databases </text:span><text:span text:style-name="T8">[1]</text:span></text:p>
          <text:list>
            <text:list-item>
              <text:p text:style-name="P11"><text:span text:style-name="T2">Motivation</text:span></text:p>
              <text:list>
                <text:list-item>
                  <text:p text:style-name="P13"><text:span text:style-name="T2">Han and Fu state that applications exist, that would greatly benefit from a deeper association. They provide a simple example described in Figure 1.<text:line-break/></text:span>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“<text:span text:style-name="T36">80% of customers that purchase milk may also purchase bread.”</text:span></text:p>
          </table:table-cell>
        </table:table-row>
        <table:table-row table:style-name="Table1.1">
          <table:table-cell table:style-name="Table1.A2" office:value-type="string">
            <text:p text:style-name="P23">“<text:span text:style-name="T36">75% of people buy wheat bread if they buy 2% milk</text:span>”</text:p>
          </table:table-cell>
        </table:table-row>
      </table:table>
      <text:p text:style-name="P24"><text:tab/> <text:s text:c="10"/><text:span text:style-name="T37">Table </text:span><text:span text:style-name="T37"><text:sequence text:ref-name="refTable0" text:name="Table" text:formula="ooow:Table+1" style:num-format="1">1</text:sequence></text:span><text:span text:style-name="T37">: Association examples</text:span></text:p>
      <text:list xml:id="list203238514661765" text:continue-numbering="true" text:style-name="L1">
        <text:list-header>
          <text:p text:style-name="P13"><text:span text:style-name="T2"><text:s/></text:span></text:p>
          <text:list>
            <text:list-item>
              <text:list>
                <text:list-header>
                  <text:p text:style-name="P14"><text:span text:style-name="T2">The first part of table 1 shows a single level association, while part 2 shows a multi-level association.<text:line-break/></text:span></text:p>
                </text:list-header>
              </text:list>
            </text:list-item>
            <text:list-item>
              <text:p text:style-name="P11"><text:span text:style-name="T2">Problem Definitions</text:span></text:p>
              <text:list>
                <text:list-item>
                  <text:p text:style-name="P15">The problem that this paper seeks to solve is the lack of methods for mining multi-level association rules. </text:p>
                </text:list-item>
                <text:list-item>
                  <text:p text:style-name="P15">They define a few basic terms:</text:p>
                  <text:list>
                    <text:list-item>
                      <text:p text:style-name="P15"><text:soft-page-break/>A pattern <text:span text:style-name="T34">A</text:span> is one item <text:span text:style-name="T6">A</text:span><text:span text:style-name="T32">i</text:span><text:span text:style-name="T10"> or a series of conjunctive items </text:span><text:span text:style-name="T6">A</text:span><text:span text:style-name="T32">i</text:span><text:span text:style-name="T6"> </text:span><text:span text:style-name="T11">˄ </text:span><text:span text:style-name="T25">… </text:span><text:span text:style-name="T11">˄</text:span><text:span text:style-name="T25"> A</text:span><text:span text:style-name="T33">j</text:span><text:span text:style-name="T27"> </text:span></text:p>
                    </text:list-item>
                    <text:list-item>
                      <text:p text:style-name="P16"><text:span text:style-name="T27">The support of </text:span><text:span text:style-name="T25">A </text:span><text:span text:style-name="T27">in </text:span><text:span text:style-name="T25">S</text:span><text:span text:style-name="T27"> is </text:span><text:span text:style-name="T18">σ</text:span><text:span text:style-name="T27">(</text:span><text:span text:style-name="T25">A/S</text:span><text:span text:style-name="T27">), the confidence of </text:span><text:span text:style-name="T26">A → B </text:span><text:span text:style-name="T28">is </text:span><text:span text:style-name="T19">φ(</text:span><text:span text:style-name="T12">A → B/S</text:span><text:span text:style-name="T19">)</text:span></text:p>
                    </text:list-item>
                    <text:list-item>
                      <text:p text:style-name="P17"><text:span text:style-name="T19">Specifically, </text:span><text:span text:style-name="T18">σ</text:span><text:span text:style-name="T27">(</text:span><text:span text:style-name="T25">A/S</text:span><text:span text:style-name="T27">) </text:span><text:span text:style-name="T28">is the number of transactions in </text:span><text:span text:style-name="T26">S</text:span><text:span text:style-name="T28"> that contain </text:span><text:span text:style-name="T26">A </text:span><text:span text:style-name="T28">versus the total number of transactions. </text:span></text:p>
                    </text:list-item>
                    <text:list-item>
                      <text:p text:style-name="P17"><text:span text:style-name="T19">φ(</text:span><text:span text:style-name="T12">A → B/S</text:span><text:span text:style-name="T19">) </text:span><text:span text:style-name="T20">is the number of transactions that contain </text:span><text:span text:style-name="T13">A </text:span><text:span text:style-name="T20">and </text:span><text:span text:style-name="T13">B </text:span><text:span text:style-name="T20">versus the number of transaction that contain </text:span><text:span text:style-name="T13">A</text:span><text:span text:style-name="T20">.</text:span></text:p>
                    </text:list-item>
                    <text:list-item>
                      <text:p text:style-name="P18"><text:span text:style-name="T20">A </text:span><text:span text:style-name="T21">pattern </text:span><text:span text:style-name="T14">A </text:span><text:span text:style-name="T21"><text:s/>is large in a set </text:span><text:span text:style-name="T14">S</text:span><text:span text:style-name="T21"> at level </text:span><text:span text:style-name="T16">l</text:span><text:span text:style-name="T21"> if the support of </text:span><text:span text:style-name="T14">A</text:span><text:span text:style-name="T21"> is no less than it’s corresponding minimum support threshold. </text:span></text:p>
                    </text:list-item>
                    <text:list-item>
                      <text:p text:style-name="P18"><text:span text:style-name="T22">A rule is strong if, for a set </text:span><text:span text:style-name="T15">S</text:span><text:span text:style-name="T17">, </text:span><text:span text:style-name="T22">each ancestor of every item in </text:span><text:span text:style-name="T15">A </text:span><text:span text:style-name="T22">and</text:span><text:span text:style-name="T17"> </text:span><text:span text:style-name="T15">B,</text:span><text:span text:style-name="T22"> </text:span><text:span text:style-name="T23">if any, is large at it’s corresponding level. </text:span><text:span text:style-name="T24"><text:s/></text:span><text:span text:style-name="T17"><text:s/></text:span><text:span text:style-name="T21"><text:s/></text:span><text:line-break/> </text:p>
                    </text:list-item>
                  </text:list>
                </text:list-item>
              </text:list>
            </text:list-item>
            <text:list-item>
              <text:p text:style-name="P11"><text:span text:style-name="T2">Solutions</text:span></text:p>
              <text:list>
                <text:list-item>
                  <text:p text:style-name="P11"><text:span text:style-name="T2"/></text:p>
                </text:list-item>
              </text:list>
            </text:list-item>
          </text:list>
        </text:list-header>
      </text:list>
      <text:p text:style-name="P12"><text:span text:style-name="T2"/></text:p>
      <text:p text:style-name="P12"><text:span text:style-name="T2"/></text:p>
      <text:p text:style-name="P22"><text:span text:style-name="T9">References</text:span></text:p>
      <text:p text:style-name="P12"><text:span text:style-name="T2"/></text:p>
      <text:p text:style-name="P12"><text:span text:style-name="T2"/></text:p>
      <text:p text:style-name="P20"><text:bookmark text:name="js-reference-string-0"/><text:span text:style-name="T7">[1] </text:span><text:span text:style-name="T2">Han, J. and Fu, Y. (1995). Discovery of Multiple-Level Association Rules from Large Databases.</text:span></text:p>
      <text:p text:style-name="P20"><text:span text:style-name="T2"><text:s text:c="6"/>In: </text:span><text:span text:style-name="T4">21th International Conference on Very Large Data Bases</text:span><text:span text:style-name="T2">. San Francisco, California: Morgan</text:span></text:p>
      <text:p text:style-name="P20"><text:span text:style-name="T2"><text:s text:c="6"/>Kaufmann Publishers Inc., pp.420-431.</text:span></text:p>
      <text:p text:style-name="P12"><text:span text:style-name="T2"/></text:p>
      <text:list xml:id="list203237081057672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5:57.262732681</meta:creation-date>
    <dc:date>2019-10-29T20:19:13.321650435</dc:date>
    <meta:editing-duration>PT5H52M8S</meta:editing-duration>
    <meta:editing-cycles>38</meta:editing-cycles>
    <meta:generator>LibreOffice/6.0.7.3$Linux_X86_64 LibreOffice_project/00m0$Build-3</meta:generator>
    <meta:document-statistic meta:table-count="1" meta:image-count="0" meta:object-count="0" meta:page-count="3" meta:paragraph-count="42" meta:word-count="485" meta:character-count="2571" meta:non-whitespace-character-count="2112"/>
  </office:meta>
</office:document-meta>
</file>